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7.91cm" fo:min-width="15.991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143cm" fo:min-width="5.6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41cm" fo:min-width="0.864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161cm" fo:min-width="4.562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332cm" fo:min-width="2.08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0.4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.772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753cm" fo:min-width="4.4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.4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0.3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0.362cm"/>
    </style:style>
    <style:style style:name="gr13" style:family="graphic" style:parent-style-name="objectwithoutfill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3.27cm"/>
    </style:style>
    <style:style style:name="gr15" style:family="graphic" style:parent-style-name="standard">
      <style:graphic-properties draw:textarea-horizontal-align="justify" draw:textarea-vertical-align="middle" draw:auto-grow-height="false" fo:min-height="1.25cm" fo:min-width="2.855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text-align="center"/>
      <style:text-properties fo:color="#0000ff" fo:font-weight="bold" style:font-weight-asian="bold" style:font-weight-complex="bold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491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19cm" svg:height="1.393cm" svg:x="2.257cm" svg:y="2.235cm">
          <text:p text:style-name="P1">accept connection,</text:p>
          <text:p text:style-name="P1">get incoming request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727cm" svg:height="0.981cm" svg:x="4.01cm" svg:y="4.412cm">
          <text:p text:style-name="P1">val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5" draw:id="id5" draw:layer="layout" svg:width="5.062cm" svg:height="2.411cm" svg:x="5.21cm" svg:y="6.356cm">
          <text:p text:style-name="P1">msg to stealth ipc</text:p>
          <text:p text:style-name="P1">set task</text:p>
          <text:p text:style-name="P1"><text:span text:style-name="T1">job.notify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5.16cm" svg:height="1.163cm" svg:x="11.291cm" svg:y="6.98cm">
          <text:p text:style-name="P1">termin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5.352cm" svg:y1="3.628cm" svg:x2="5.373cm" svg:y2="4.412cm" draw:start-shape="id1" draw:end-shape="id2" draw:end-glue-point="4" svg:d="M5352 3628l21 784" svg:viewBox="0 0 22 785">
          <text:p/>
        </draw:connector>
        <draw:frame draw:style-name="gr7" draw:layer="layout" svg:width="0.925cm" svg:height="1.017cm" svg:x="3.618cm" svg:y="4.032cm">
          <draw:text-box>
            <text:p>y</text:p>
          </draw:text-box>
        </draw:frame>
        <draw:frame draw:style-name="gr8" draw:layer="layout" svg:width="2.272cm" svg:height="1.017cm" svg:x="6.523cm" svg:y="4.084cm">
          <draw:text-box>
            <text:p>n, nop</text:p>
          </draw:text-box>
        </draw:frame>
        <draw:custom-shape draw:style-name="gr9" draw:text-style-name="P1" xml:id="id3" draw:id="id3" draw:layer="layout" svg:width="4.965cm" svg:height="1.003cm" svg:x="9.383cm" svg:y="2.462cm">
          <text:p text:style-name="P1">msg to stealth ipc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884cm" svg:y1="8.101cm" svg:x2="13.909cm" svg:y2="9.16cm">
          <text:p/>
        </draw:line>
        <draw:frame draw:style-name="gr10" draw:text-style-name="P2" draw:layer="layout" svg:width="1.93cm" svg:height="1.026cm" svg:x="13.945cm" svg:y="8.306cm">
          <draw:text-box>
            <text:p><text:span text:style-name="T2">ends</text:span></text:p>
          </draw:text-box>
        </draw:frame>
        <draw:frame draw:style-name="gr11" draw:layer="layout" svg:width="0.815cm" svg:height="1.017cm" svg:x="13.048cm" svg:y="7.769cm">
          <draw:text-box>
            <text:p>y</text:p>
          </draw:text-box>
        </draw:frame>
        <draw:polyline draw:style-name="gr6" draw:text-style-name="P1" draw:layer="layout" svg:width="13.054cm" svg:height="5.559cm" draw:transform="skewX (-2.80169145089572E-017) rotate (2.71782671120557) translate (16.8750457029894cm 7.78462906590178cm)" svg:viewBox="0 0 13055 5560" draw:points="558,0 0,221 2557,5560 13055,824 12793,292">
          <text:p/>
        </draw:polyline>
        <draw:frame draw:style-name="gr12" draw:layer="layout" svg:width="0.862cm" svg:height="1.017cm" svg:x="16.01cm" svg:y="6.586cm">
          <draw:text-box>
            <text:p>n</text:p>
          </draw:text-box>
        </draw:frame>
        <draw:line draw:style-name="gr13" draw:text-style-name="P1" draw:layer="layout" svg:x1="5.334cm" svg:y1="1.847cm" svg:x2="5.334cm" svg:y2="1cm">
          <text:p/>
        </draw:line>
        <draw:frame draw:style-name="gr14" draw:layer="layout" svg:width="3.77cm" svg:height="1.017cm" svg:x="13.818cm" svg:y="0.818cm">
          <draw:text-box>
            <text:p>ipcInterface</text:p>
          </draw:text-box>
        </draw:frame>
        <draw:connector draw:style-name="gr6" draw:text-style-name="P1" draw:layer="layout" svg:x1="6.737cm" svg:y1="4.902cm" svg:x2="11.865cm" svg:y2="3.465cm" draw:start-shape="id2" draw:start-glue-point="7" draw:end-shape="id3" draw:end-glue-point="2" svg:d="M6737 4902h5128v-1437" svg:viewBox="0 0 5129 1438">
          <text:p/>
        </draw:connector>
        <draw:line draw:style-name="gr6" draw:text-style-name="P1" draw:layer="layout" svg:x1="11.838cm" svg:y1="2.455cm" svg:x2="11.838cm" svg:y2="1.691cm">
          <text:p/>
        </draw:line>
        <draw:custom-shape draw:style-name="gr15" draw:text-style-name="P3" xml:id="id4" draw:id="id4" draw:layer="layout" svg:width="3.355cm" svg:height="1.5cm" svg:x="1.418cm" svg:y="5.674cm">
          <text:p text:style-name="P1"><text:span text:style-name="T3">set pending</text:span></text:p>
          <text:p text:style-name="P1"><text:span text:style-name="T1">ipc.wait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.095cm" svg:y1="7.174cm" svg:x2="5.21cm" svg:y2="7.561cm" draw:start-shape="id4" draw:start-glue-point="2" draw:end-shape="id5" draw:end-glue-point="3" svg:d="M3095 7174v387h2115" svg:viewBox="0 0 2116 388">
          <text:p/>
        </draw:connector>
        <draw:connector draw:style-name="gr6" draw:text-style-name="P1" draw:layer="layout" draw:type="line" svg:x1="10.272cm" svg:y1="7.561cm" svg:x2="11.291cm" svg:y2="7.561cm" draw:start-shape="id5" draw:start-glue-point="1" draw:end-shape="id6" svg:d="M10272 7561h1019" svg:viewBox="0 0 1020 1">
          <text:p/>
        </draw:connector>
        <draw:connector draw:style-name="gr6" draw:text-style-name="P1" draw:layer="layout" svg:x1="4.01cm" svg:y1="4.902cm" svg:x2="3.095cm" svg:y2="5.674cm" draw:start-shape="id2" draw:start-glue-point="5" draw:end-shape="id4" draw:end-glue-point="0" svg:d="M4010 4902h-915v772" svg:viewBox="0 0 916 773">
          <text:p/>
        </draw:connector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03T22:31:45</meta:creation-date>
    <meta:editing-duration>PT27M50S</meta:editing-duration>
    <meta:editing-cycles>11</meta:editing-cycles>
    <dc:date>2015-02-01T16:17:30.780600930</dc:date>
    <meta:generator>LibreOffice/4.3.3.2$Linux_x86 LibreOffice_project/430m0$Build-2</meta:generator>
    <meta:document-statistic meta:object-count="45"/>
  </office:meta>
</office:document-meta>
</file>